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  <style:text-properties fo:font-size="18pt" style:font-size-asian="18pt" style:font-size-complex="18pt"/>
    </style:style>
  </office:automatic-styles>
  <office:body>
    <office:text text:use-soft-page-breaks="true">
      <text:p text:style-name="P1">LINK LOOKER STUDIO</text:p>
      <text:p text:style-name="Normale">https://lookerstudio.google.com/reporting/c49df6e0-1fd0-4125-8d8a-678842062dd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tia Baldassarre</meta:initial-creator>
    <dc:creator>Mattia Baldassarre</dc:creator>
    <meta:creation-date>2025-04-18T19:03:00Z</meta:creation-date>
    <dc:date>2025-04-18T19:04:00Z</dc:date>
    <meta:template xlink:href="Normal" xlink:type="simple"/>
    <meta:editing-cycles>1</meta:editing-cycles>
    <meta:editing-duration>PT60S</meta:editing-duration>
    <meta:document-statistic meta:page-count="1" meta:paragraph-count="1" meta:word-count="14" meta:character-count="97" meta:row-count="1" meta:non-whitespace-character-count="84"/>
  </office:meta>
</office:document-meta>
</file>